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2451in" table:align="left"/>
    </style:style>
    <style:style style:name="Table1.A" style:family="table-column">
      <style:table-column-properties style:column-width="1.4403in"/>
    </style:style>
    <style:style style:name="Table1.B" style:family="table-column">
      <style:table-column-properties style:column-width="1.804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text-align="center" style:justify-single-word="false"/>
    </style:style>
    <style:style style:name="P3" style:family="paragraph" style:parent-style-name="Text_20_body">
      <style:text-properties officeooo:paragraph-rsid="0010f814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Heading_20_2">
      <style:paragraph-properties fo:text-align="start" style:justify-single-word="false"/>
    </style:style>
    <style:style style:name="P6" style:family="paragraph" style:parent-style-name="Text_20_body" style:list-style-name="L2"/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>
      <style:paragraph-properties fo:text-align="start" style:justify-single-word="false"/>
      <style:text-properties officeooo:paragraph-rsid="0011eb83"/>
    </style:style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officeooo:rsid="0010f814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0f814" style:font-weight-asian="normal" style:font-weight-complex="normal"/>
    </style:style>
    <style:style style:name="T6" style:family="text">
      <style:text-properties fo:font-weight="bold" officeooo:rsid="0011b849" style:font-weight-asian="bold" style:font-weight-complex="bold"/>
    </style:style>
    <style:style style:name="T7" style:family="text">
      <style:text-properties fo:font-weight="normal" officeooo:rsid="0011eb83" style:font-weight-asian="normal" style:font-weight-complex="normal"/>
    </style:style>
    <style:style style:name="T8" style:family="text">
      <style:text-properties officeooo:rsid="0011eb8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Action</text:p>
            </table:table-cell>
            <table:table-cell table:style-name="Table1.A1" office:value-type="string">
              <text:p text:style-name="Table_20_Heading">Commande</text:p>
            </table:table-cell>
          </table:table-row>
        </table:table-header-rows>
        <table:table-row>
          <table:table-cell table:style-name="Table1.A1" office:value-type="string">
            <text:p text:style-name="Table_20_Contents">Aller à la racine</text:p>
          </table:table-cell>
          <table:table-cell table:style-name="Table1.A1" office:value-type="string">
            <text:p text:style-name="Table_20_Contents"><text:span text:style-name="Source_20_Text">cd /</text:span></text:p>
          </table:table-cell>
        </table:table-row>
        <table:table-row>
          <table:table-cell table:style-name="Table1.A1" office:value-type="string">
            <text:p text:style-name="Table_20_Contents">Aller dans ton home</text:p>
          </table:table-cell>
          <table:table-cell table:style-name="Table1.A1" office:value-type="string">
            <text:p text:style-name="Table_20_Contents"><text:span text:style-name="Source_20_Text">cd ~</text:span></text:p>
          </table:table-cell>
        </table:table-row>
        <table:table-row>
          <table:table-cell table:style-name="Table1.A1" office:value-type="string">
            <text:p text:style-name="Table_20_Contents">Lister contenu</text:p>
          </table:table-cell>
          <table:table-cell table:style-name="Table1.A1" office:value-type="string">
            <text:p text:style-name="Table_20_Contents"><text:span text:style-name="Source_20_Text">ls</text:span></text:p>
          </table:table-cell>
        </table:table-row>
        <table:table-row>
          <table:table-cell table:style-name="Table1.A1" office:value-type="string">
            <text:p text:style-name="Table_20_Contents">Lister avec détails</text:p>
          </table:table-cell>
          <table:table-cell table:style-name="Table1.A1" office:value-type="string">
            <text:p text:style-name="Table_20_Contents"><text:span text:style-name="Source_20_Text">ls -l</text:span></text:p>
          </table:table-cell>
        </table:table-row>
        <table:table-row>
          <table:table-cell table:style-name="Table1.A1" office:value-type="string">
            <text:p text:style-name="Table_20_Contents">Créer un dossier</text:p>
          </table:table-cell>
          <table:table-cell table:style-name="Table1.A1" office:value-type="string">
            <text:p text:style-name="Table_20_Contents"><text:span text:style-name="Source_20_Text">mkdir nom_dossier</text:span></text:p>
          </table:table-cell>
        </table:table-row>
        <table:table-row>
          <table:table-cell table:style-name="Table1.A1" office:value-type="string">
            <text:p text:style-name="Table_20_Contents">Créer un fichier</text:p>
          </table:table-cell>
          <table:table-cell table:style-name="Table1.A1" office:value-type="string">
            <text:p text:style-name="Table_20_Contents"><text:span text:style-name="Source_20_Text">touch fichier.txt</text:span></text:p>
          </table:table-cell>
        </table:table-row>
        <table:table-row>
          <table:table-cell table:style-name="Table1.A1" office:value-type="string">
            <text:p text:style-name="Table_20_Contents">Éditer fichier</text:p>
          </table:table-cell>
          <table:table-cell table:style-name="Table1.A1" office:value-type="string">
            <text:p text:style-name="Table_20_Contents"><text:span text:style-name="Source_20_Text">nano fichier.txt</text:span></text:p>
          </table:table-cell>
        </table:table-row>
        <table:table-row>
          <table:table-cell table:style-name="Table1.A1" office:value-type="string">
            <text:p text:style-name="Table_20_Contents">Vérifier droits</text:p>
          </table:table-cell>
          <table:table-cell table:style-name="Table1.A1" office:value-type="string">
            <text:p text:style-name="Table_20_Contents"><text:span text:style-name="Source_20_Text">ls -l</text:span></text:p>
          </table:table-cell>
        </table:table-row>
      </table:table>
      <text:p text:style-name="Standard"><text:line-break/>Tu obtiens quelque chose comme :<text:line-break/><text:span text:style-name="T1"/></text:p>
      <text:p text:style-name="Standard"><text:span text:style-name="T1">-rw-r--r--. 1 ton_nom ton_groupe <text:s/>20 août 25 10:32 HelloWorld.txt<text:line-break/></text:span><text:line-break/>👉 Ça veut dire :</text:p>
      <text:list text:style-name="L1">
        <text:list-item>
          <text:p text:style-name="P1"><text:span text:style-name="Source_20_Text">-rw-r--r--</text:span> → les <text:span text:style-name="Strong_20_Emphasis">permissions UNIX</text:span> du fichier</text:p>
        </text:list-item>
        <text:list-item>
          <text:p text:style-name="P1"><text:span text:style-name="Source_20_Text">1</text:span> → nombre de liens</text:p>
        </text:list-item>
        <text:list-item>
          <text:p text:style-name="P1"><text:span text:style-name="Source_20_Text">ton_nom</text:span> → le propriétaire du fichier (toi)</text:p>
        </text:list-item>
        <text:list-item>
          <text:p text:style-name="P1"><text:span text:style-name="Source_20_Text">ton_groupe</text:span> → le groupe auquel tu appartiens</text:p>
        </text:list-item>
        <text:list-item>
          <text:p text:style-name="P1"><text:span text:style-name="Source_20_Text">20</text:span> → la taille du fichier en octets</text:p>
        </text:list-item>
        <text:list-item>
          <text:p text:style-name="P1"><text:span text:style-name="Source_20_Text">août 25 10:32</text:span> → la date de dernière modification</text:p>
        </text:list-item>
        <text:list-item>
          <text:p text:style-name="P2"><text:span text:style-name="Source_20_Text">HelloWorld.txt</text:span> → le nom du fichier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📌<text:span text:style-name="T2"> Commandes de suppression sous Linux</text:span></text:p>
        </text:list-item>
      </text:list>
      <text:h text:style-name="Heading_20_3" text:outline-level="3">🔹 Supprimer un fichier</text:h>
      <text:p text:style-name="P3"><text:span text:style-name="T1">rm fichier.txt</text:span><text:line-break/><text:line-break/>🔹 Supprimer plusieurs fichiers</text:p>
      <text:p text:style-name="P3"><text:span text:style-name="T1">rm fichier1.txt fichier2.txt</text:span><text:line-break/><text:line-break/>🔹 <text:span text:style-name="T3">S</text:span>upprimer <text:span text:style-name="Strong_20_Emphasis">tous les fichiers</text:span> d’un dossier (⚠ dangereux)</text:p>
      <text:p text:style-name="Text_20_body"><text:span text:style-name="T1">rm *<text:line-break/><text:line-break/></text:span>🔹 Supprimer un dossier <text:span text:style-name="Strong_20_Emphasis">vide<text:line-break/></text:span><text:span text:style-name="Strong_20_Emphasis"><text:span text:style-name="T4">rmdir nom_du_dossier</text:span></text:span></text:p>
      <text:p text:style-name="Text_20_body"><text:span text:style-name="Strong_20_Emphasis"/></text:p>
      <text:p text:style-name="P4"><text:span text:style-name="Strong_20_Emphasis">🔹 Supprimer un dossier avec son contenu<text:line-break/></text:span><text:span text:style-name="Strong_20_Emphasis"><text:span text:style-name="T4">rm -r nom_du_dossier</text:span></text:span><text:span text:style-name="Strong_20_Emphasis"><text:line-break/><text:line-break/>🔹 Supprimer sans demander de confirmation<text:line-break/></text:span><text:span text:style-name="Strong_20_Emphasis"><text:span text:style-name="T4">rm -rf nom_du_dossier </text:span></text:span><text:span text:style-name="Strong_20_Emphasis"><text:span text:style-name="T5">(</text:span></text:span><text:span text:style-name="Strong_20_Emphasis"><text:span text:style-name="T4">⚠️ Attention : cette commande est définitive → pas de récupération possible.</text:span></text:span><text:span text:style-name="Strong_20_Emphasis"><text:span text:style-name="T5">)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span><text:soft-page-break/><text:span text:style-name="Strong_20_Emphasis"><text:span text:style-name="T5"><text:line-break/></text:span></text:span><text:span text:style-name="Strong_20_Emphasis"><text:span text:style-name="T6">GIT</text:span></text:span></text:p>
      <text:p text:style-name="P4"><text:span text:style-name="Strong_20_Emphasis"><text:span text:style-name="T6"/></text:span></text:p>
      <text:h text:style-name="P5" text:outline-level="2"><text:span text:style-name="Strong_20_Emphasis"><text:span text:style-name="T6">1. Comprendre les notions de base</text:span></text:span></text:h>
      <text:list text:style-name="L2">
        <text:list-item>
          <text:p text:style-name="P6"><text:span text:style-name="Strong_20_Emphasis">Git</text:span> : c’est un système de contrôle de version (version control system).<text:line-break/>Il permet de <text:span text:style-name="Strong_20_Emphasis">sauvegarder l’évolution</text:span> de ton projet au fil du temps.</text:p>
        </text:list-item>
        <text:list-item>
          <text:p text:style-name="P6"><text:span text:style-name="Strong_20_Emphasis">Repository (ou dépôt)</text:span> : c’est un dossier spécial suivi par Git.<text:line-break/>Tu peux l’imaginer comme un "coffre" qui garde toutes les versions de ton projet.</text:p>
        </text:list-item>
        <text:list-item>
          <text:p text:style-name="P6"><text:span text:style-name="Strong_20_Emphasis">Commit</text:span> : c’est une "photo" de ton projet à un instant T.<text:line-break/>Quand tu fais un commit, Git enregistre les changements que tu as faits.</text:p>
        </text:list-item>
      </text:list>
      <text:p text:style-name="Text_20_body">👉 Exemple : tu écris un texte ou tu codes → tu enregistres une version → si tu fais une erreur plus tard, tu peux revenir à la version précédente.</text:p>
      <text:p text:style-name="P7"><text:span text:style-name="Strong_20_Emphasis"><text:span text:style-name="T6"><text:line-break/>🔹 2. Pourquoi c’est utile ?</text:span></text:span></text:p>
      <text:p text:style-name="Text_20_body">C’est comme écrire un document :</text:p>
      <text:list text:style-name="L3">
        <text:list-item>
          <text:p text:style-name="P8">Tu veux parfois revenir à une <text:span text:style-name="Strong_20_Emphasis">ancienne version</text:span> si tu fais une erreur.</text:p>
        </text:list-item>
        <text:list-item>
          <text:p text:style-name="P8">Tu veux pouvoir comparer l’évolution de ton travail.</text:p>
        </text:list-item>
        <text:list-item>
          <text:p text:style-name="P8">Tu peux collaborer avec d’autres personnes sans écraser leurs modifications.</text:p>
        </text:list-item>
      </text:list>
      <text:p text:style-name="Text_20_body">Git est donc une <text:span text:style-name="Strong_20_Emphasis">machine à remonter le temps</text:span> pour ton code</text:p>
      <text:p text:style-name="P7"><text:span text:style-name="Strong_20_Emphasis"><text:span text:style-name="T6"><text:line-break/><text:line-break/><text:line-break/>ssh-keygen -t ed25519 -C "</text:span></text:span><text:a xlink:type="simple" xlink:href="mailto:ton_email@exemple.com" text:style-name="Internet_20_link" text:visited-style-name="Visited_20_Internet_20_Link"><text:span text:style-name="Strong_20_Emphasis"><text:span text:style-name="T6">ton_email@exemple.com</text:span></text:span></text:a><text:span text:style-name="Strong_20_Emphasis"><text:span text:style-name="T6">"<text:line-break/><text:line-break/>Explications :</text:span></text:span></text:p>
      <text:list text:style-name="L4">
        <text:list-item>
          <text:p text:style-name="P9"><text:span text:style-name="Source_20_Text">ssh-keygen</text:span> = génère une clé SSH.</text:p>
        </text:list-item>
        <text:list-item>
          <text:p text:style-name="P9"><text:span text:style-name="Source_20_Text">-t ed25519</text:span> = type de clé moderne et sécurisé (meilleur que <text:span text:style-name="Source_20_Text">rsa</text:span>).</text:p>
        </text:list-item>
        <text:list-item>
          <text:p text:style-name="P9"><text:span text:style-name="Source_20_Text">-C "ton_email"</text:span> = commentaire, souvent ton adresse mail GitHub.</text:p>
        </text:list-item>
      </text:list>
      <text:p text:style-name="Text_20_body">👉 Par défaut, la clé sera créée dans :</text:p>
      <text:list text:style-name="L5">
        <text:list-item>
          <text:p text:style-name="P10">clé privée → <text:span text:style-name="Source_20_Text">~/.ssh/id_ed25519</text:span></text:p>
        </text:list-item>
        <text:list-item>
          <text:p text:style-name="P10">clé publique → <text:span text:style-name="Source_20_Text">~/.ssh/id_ed25519.pub</text:span></text:p>
        </text:list-item>
      </text:list>
      <text:p text:style-name="Text_20_body"><text:span text:style-name="Source_20_Text"/></text:p>
      <text:h text:style-name="Heading_20_2" text:outline-level="2"><text:soft-page-break/><text:span text:style-name="Source_20_Text">Étapes après génération</text:span></text:h>
      <text:list text:style-name="L6">
        <text:list-item>
          <text:p text:style-name="P11">Génère la clé avec <text:span text:style-name="Source_20_Text">ssh-keygen</text:span>.</text:p>
        </text:list-item>
        <text:list-item>
          <text:p text:style-name="P11">Copie la <text:span text:style-name="Strong_20_Emphasis">clé publique</text:span> :<text:line-break/><text:line-break/>cat ~/.ssh/id_ed25519.pub</text:p>
        </text:list-item>
      </text:list>
      <text:p text:style-name="Text_20_body"><text:span text:style-name="Source_20_Text"/></text:p>
      <text:p text:style-name="P12"><text:span text:style-name="Strong_20_Emphasis"><text:span text:style-name="T7">3. Va sur </text:span></text:span><text:span text:style-name="Strong_20_Emphasis"><text:span text:style-name="T8">GitHub → Settings → SSH and GPG Keys → New SSH Key</text:span></text:span><text:span text:style-name="Strong_20_Emphasis"><text:span text:style-name="T7">.</text:span></text:span></text:p>
      <text:p text:style-name="P12"><text:span text:style-name="Strong_20_Emphasis"><text:span text:style-name="T7">4. </text:span></text:span>Colle ta clé publique.</text:p>
      <text:p text:style-name="P12"><text:span text:style-name="T8">5. </text:span>Teste ta connexion SSH :<text:line-break/></text:p>
      <text:p text:style-name="P12"><text:span text:style-name="Strong_20_Emphasis"><text:span text:style-name="T7"><text:tab/>ssh -T </text:span></text:span><text:a xlink:type="simple" xlink:href="mailto:git@github.com" text:style-name="Internet_20_link" text:visited-style-name="Visited_20_Internet_20_Link"><text:span text:style-name="Strong_20_Emphasis"><text:span text:style-name="T7">git@github.com</text:span></text:span></text:a><text:span text:style-name="Strong_20_Emphasis"><text:span text:style-name="T7"><text:line-break/><text:line-break/>👉 Tu devrais voir un message du style :<text:line-break/></text:span></text:span><text:span text:style-name="Strong_20_Emphasis"><text:span text:style-name="Emphasis"><text:span text:style-name="T7">"Hi username! You've successfully authenticated, but GitHub does not provide shell access."</text:span></text:span></text:span><text:span text:style-name="Strong_20_Emphasis"><text:span text:style-name="T7"><text:line-break/><text:line-break/>✅ Résumé pour tes notes :</text:span></text:span></text:p>
      <text:list xml:id="list1248467384" text:style-name="L7">
        <text:list-item>
          <text:p text:style-name="P13"><text:span text:style-name="Strong_20_Emphasis">Commande pour générer une clé SSH</text:span> :</text:p>
        </text:list-item>
        <text:list-item>
          <text:p text:style-name="P13">ssh-keygen -t ed25519 -C "<text:a xlink:type="simple" xlink:href="mailto:email@example.com" text:style-name="Internet_20_link" text:visited-style-name="Visited_20_Internet_20_Link">email@example.com</text:a>"<text:line-break/><text:span text:style-name="Strong_20_Emphasis">Clé privée</text:span> : reste sur ton PC</text:p>
        </text:list-item>
      </text:list>
      <text:list text:style-name="L8">
        <text:list-item>
          <text:p text:style-name="P14"><text:span text:style-name="Strong_20_Emphasis">Clé publique</text:span> : ajoutée sur GitHub</text:p>
        </text:list-item>
      </text:list>
      <text:list text:style-name="L9">
        <text:list-item>
          <text:p text:style-name="P15"><text:span text:style-name="Strong_20_Emphasis">Tester la connexion</text:span> :</text:p>
        </text:list-item>
      </text:list>
      <text:list text:continue-list="list1248467384" text:style-name="L7">
        <text:list-header>
          <text:p text:style-name="P13"/>
        </text:list-header>
      </text:list>
      <text:p text:style-name="P12"><text:span text:style-name="Strong_20_Emphasis"><text:span text:style-name="T7">ssh -T git@github.com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5T10:35:38.610150402</meta:creation-date>
    <dc:date>2025-08-25T11:22:12.083764659</dc:date>
    <meta:editing-duration>PT25M14S</meta:editing-duration>
    <meta:editing-cycles>3</meta:editing-cycles>
    <meta:generator>LibreOffice/24.8.7.2$Linux_X86_64 LibreOffice_project/480$Build-2</meta:generator>
    <meta:document-statistic meta:table-count="1" meta:image-count="0" meta:object-count="0" meta:page-count="4" meta:paragraph-count="63" meta:word-count="525" meta:character-count="2931" meta:non-whitespace-character-count="2442"/>
  </office:meta>
</office:document-meta>
</file>